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2" xml:id="id7" draw:id="id7" draw:layer="layout" svg:width="3.8cm" svg:height="0.7cm" svg:x="13.7cm" svg:y="24.8cm">
          <text:p text:style-name="P1"><text:span text:style-name="T1">Portability Lay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2cm" svg:height="0.834cm" svg:x="8.6cm" svg:y="1cm">
          <text:p text:style-name="P2">Command-line Parsing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5cm" svg:height="0.8cm" svg:x="5.7cm" svg:y="24.8cm">
          <text:p text:style-name="P2">Simple utility functions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5cm" svg:height="1cm" svg:x="6.5cm" svg:y="21.9cm">
          <text:p text:style-name="P2">File utility functions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4.6cm" svg:height="1.2cm" svg:x="8.4cm" svg:y="18.4cm">
          <text:p text:style-name="P1"><text:span text:style-name="T1">Accessing files of gnulib</text:span><text:span text:style-name="T1"><text:line-break/></text:span><text:span text:style-name="T1">or local gnulib di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5.6cm" svg:height="0.8cm" svg:x="2.8cm" svg:y="15.3cm">
          <text:p text:style-name="P1"><text:span text:style-name="T1">Modules and their classif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1cm" svg:height="0.8cm" svg:x="7.3cm" svg:y="13.2cm">
          <text:p text:style-name="P1"><text:span text:style-name="T1">Pieces of module descrip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6.1cm" svg:height="0.8cm" svg:x="11.1cm" svg:y="10.3cm">
          <text:p text:style-name="P1"><text:span text:style-name="T1">Support for conditional dependenci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7.4cm" svg:height="0.834cm" svg:x="10.5cm" svg:y="7.366cm">
          <text:p text:style-name="P1"><text:span text:style-name="T1">Emit generated .m4 files and Makefile.am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4cm" svg:height="0.834cm" svg:x="9cm" svg:y="3.818cm">
          <text:p text:style-name="P2"><text:span text:style-name="T1">Import into a pack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5cm" svg:height="0.73cm" svg:x="14.9cm" svg:y="3.922cm">
          <text:p text:style-name="P1"><text:span text:style-name="T1">Creating testdir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7cm" svg:y1="1.834cm" svg:x2="11.2cm" svg:y2="3.818cm" draw:start-shape="id1" draw:start-glue-point="2" draw:end-shape="id2" draw:end-glue-point="0" svg:d="m10700 1834 500 1984">
          <text:p/>
        </draw:connector>
        <draw:connector draw:style-name="gr2" draw:text-style-name="P1" draw:layer="layout" draw:type="line" svg:x1="10.7cm" svg:y1="1.834cm" svg:x2="17.15cm" svg:y2="3.922cm" draw:start-shape="id1" draw:start-glue-point="2" draw:end-shape="id3" draw:end-glue-point="0" svg:d="m10700 1834 6450 2088">
          <text:p/>
        </draw:connector>
        <draw:connector draw:style-name="gr2" draw:text-style-name="P1" draw:layer="layout" draw:type="line" svg:x1="11.2cm" svg:y1="4.652cm" svg:x2="14.2cm" svg:y2="7.366cm" draw:start-shape="id2" draw:start-glue-point="2" draw:end-shape="id4" draw:end-glue-point="0" svg:d="m11200 4652 3000 2714">
          <text:p/>
        </draw:connector>
        <draw:connector draw:style-name="gr2" draw:text-style-name="P1" draw:layer="layout" draw:type="line" svg:x1="17.15cm" svg:y1="4.652cm" svg:x2="14.2cm" svg:y2="7.366cm" draw:start-shape="id3" draw:start-glue-point="2" draw:end-shape="id4" draw:end-glue-point="0" svg:d="m17150 4652-2950 2714">
          <text:p/>
        </draw:connector>
        <draw:connector draw:style-name="gr2" draw:text-style-name="P1" draw:layer="layout" draw:type="line" svg:x1="14.2cm" svg:y1="8.2cm" svg:x2="14.15cm" svg:y2="10.3cm" draw:start-shape="id4" draw:start-glue-point="2" draw:end-shape="id5" draw:end-glue-point="0" svg:d="m14200 8200-50 2100">
          <text:p/>
        </draw:connector>
        <draw:connector draw:style-name="gr2" draw:text-style-name="P1" draw:layer="layout" draw:type="line" svg:x1="17.15cm" svg:y1="4.652cm" svg:x2="14.15cm" svg:y2="10.3cm" draw:start-shape="id3" draw:start-glue-point="2" draw:end-shape="id5" draw:end-glue-point="0" svg:d="m17150 4652-3000 5648">
          <text:p/>
        </draw:connector>
        <draw:connector draw:style-name="gr2" draw:text-style-name="P1" draw:layer="layout" draw:type="line" svg:x1="11.2cm" svg:y1="4.652cm" svg:x2="14.15cm" svg:y2="10.3cm" draw:start-shape="id2" draw:start-glue-point="2" draw:end-shape="id5" draw:end-glue-point="0" svg:d="m11200 4652 2950 5648">
          <text:p/>
        </draw:connector>
        <draw:connector draw:style-name="gr2" draw:text-style-name="P1" draw:layer="layout" draw:type="line" svg:x1="14.15cm" svg:y1="11.1cm" svg:x2="9.85cm" svg:y2="13.2cm" draw:start-shape="id5" draw:start-glue-point="2" draw:end-shape="id6" draw:end-glue-point="0" svg:d="m14150 11100-4300 2100">
          <text:p/>
        </draw:connector>
        <draw:connector draw:style-name="gr2" draw:text-style-name="P1" draw:layer="layout" draw:type="line" svg:x1="14.2cm" svg:y1="8.2cm" svg:x2="9.85cm" svg:y2="13.2cm" draw:start-shape="id4" draw:start-glue-point="2" draw:end-shape="id6" draw:end-glue-point="0" svg:d="m14200 8200-4350 5000">
          <text:p/>
        </draw:connector>
        <draw:connector draw:style-name="gr2" draw:text-style-name="P1" draw:layer="layout" draw:type="line" svg:x1="10.7cm" svg:y1="1.834cm" svg:x2="9.85cm" svg:y2="13.2cm" draw:start-shape="id1" draw:start-glue-point="2" draw:end-shape="id6" draw:end-glue-point="0" svg:d="m10700 1834-850 11366">
          <text:p/>
        </draw:connector>
        <draw:connector draw:style-name="gr2" draw:text-style-name="P1" draw:layer="layout" draw:type="line" svg:x1="14.15cm" svg:y1="11.1cm" svg:x2="15.6cm" svg:y2="24.8cm" draw:start-shape="id5" draw:start-glue-point="2" draw:end-shape="id7" draw:end-glue-point="0" svg:d="m14150 11100 1450 13700">
          <text:p/>
        </draw:connector>
        <draw:connector draw:style-name="gr2" draw:text-style-name="P1" draw:layer="layout" draw:type="line" svg:x1="9.85cm" svg:y1="14cm" svg:x2="10.7cm" svg:y2="18.4cm" draw:start-shape="id6" draw:start-glue-point="2" draw:end-shape="id8" draw:end-glue-point="0" svg:d="m9850 14000 850 4400">
          <text:p/>
        </draw:connector>
        <draw:connector draw:style-name="gr2" draw:text-style-name="P1" draw:layer="layout" draw:type="line" svg:x1="8.75cm" svg:y1="22.9cm" svg:x2="7.95cm" svg:y2="24.8cm" draw:start-shape="id9" draw:start-glue-point="2" draw:end-shape="id10" draw:end-glue-point="0" svg:d="m8750 22900-800 1900">
          <text:p/>
        </draw:connector>
        <draw:connector draw:style-name="gr2" draw:text-style-name="P1" draw:layer="layout" draw:type="line" svg:x1="10.7cm" svg:y1="19.6cm" svg:x2="8.75cm" svg:y2="21.9cm" draw:start-shape="id8" draw:start-glue-point="2" draw:end-shape="id9" draw:end-glue-point="0" svg:d="m10700 19600-1950 2300">
          <text:p/>
        </draw:connector>
        <draw:connector draw:style-name="gr2" draw:text-style-name="P1" draw:layer="layout" draw:type="line" svg:x1="5.6cm" svg:y1="16.1cm" svg:x2="10.7cm" svg:y2="18.4cm" draw:start-shape="id11" draw:start-glue-point="2" draw:end-shape="id8" draw:end-glue-point="0" svg:d="m5600 16100 5100 2300">
          <text:p/>
        </draw:connector>
        <draw:connector draw:style-name="gr2" draw:text-style-name="P1" draw:layer="layout" draw:type="line" svg:x1="10.7cm" svg:y1="1.834cm" svg:x2="5.6cm" svg:y2="15.3cm" draw:start-shape="id1" draw:start-glue-point="2" draw:end-shape="id11" draw:end-glue-point="0" svg:d="m10700 1834-5100 13466">
          <text:p/>
        </draw:connector>
        <draw:connector draw:style-name="gr2" draw:text-style-name="P1" draw:layer="layout" draw:type="line" svg:x1="9.85cm" svg:y1="14cm" svg:x2="5.6cm" svg:y2="15.3cm" draw:start-shape="id6" draw:start-glue-point="2" draw:end-shape="id11" draw:end-glue-point="0" svg:d="m9850 14000-4250 1300">
          <text:p/>
        </draw:connector>
        <draw:connector draw:style-name="gr2" draw:text-style-name="P1" draw:layer="layout" draw:type="line" svg:x1="14.2cm" svg:y1="8.2cm" svg:x2="15.6cm" svg:y2="24.8cm" draw:start-shape="id4" draw:start-glue-point="2" draw:end-shape="id7" draw:end-glue-point="0" svg:d="m14200 8200 1400 166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6T12:06:01</meta:creation-date>
    <dc:date>2012-03-26T12:36:15</dc:date>
    <meta:editing-duration>PT14M12S</meta:editing-duration>
    <meta:editing-cycles>1</meta:editing-cycles>
    <meta:document-statistic meta:object-count="29"/>
    <meta:generator>LibreOffice/3.4$Unix LibreOffice_project/340m1$Build-1206</meta:generator>
  </office:meta>
</office:document-meta>
</file>